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7.521cm"/>
    </style:style>
    <style:style style:name="co3" style:family="table-column">
      <style:table-column-properties fo:break-before="auto" style:column-width="5.075cm"/>
    </style:style>
    <style:style style:name="co4" style:family="table-column">
      <style:table-column-properties fo:break-before="auto" style:column-width="13.9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49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8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name-complex="Arial Black" style:font-size-complex="12pt" style:font-weight-complex="bold" fo:hyphenate="true"/>
    </style:style>
    <style:style style:name="ce4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Black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 Black" style:font-size-complex="12pt" style:language-complex="ta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style:font-name="Arial Black" fo:font-size="12pt" style:font-size-asian="12pt" style:font-name-complex="Arial Black" style:font-size-complex="12pt" fo:hyphenate="true"/>
    </style:style>
    <style:style style:name="ce9" style:family="table-cell" style:parent-style-name="Default">
      <style:table-cell-properties style:glyph-orientation-vertical="auto" style:text-align-source="fix" style:repeat-content="false" fo:wrap-option="wrap" style:vertical-align="middle"/>
      <style:paragraph-properties fo:text-align="center" fo:margin-left="0cm"/>
      <style:text-properties style:font-name="Arial Black" fo:font-size="12pt" style:font-size-asian="12pt" style:font-name-complex="Arial Black" style:font-size-complex="12pt" fo:hyphenate="true"/>
    </style:style>
    <style:style style:name="T1" style:family="text">
      <style:text-properties style:font-name="Arial Black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ta" style:country-complex="IN" style:font-name-asian="Segoe UI" style:font-name-complex="Arial Black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தாள்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table:style-name="ce2" office:value-type="string" calcext:value-type="string">
            <text:p>வகை</text:p>
          </table:table-cell>
          <table:table-cell table:style-name="ce2" office:value-type="string" calcext:value-type="string">
            <text:p>பெயர் &amp; இணையதளம்</text:p>
          </table:table-cell>
          <table:table-cell table:style-name="ce2" office:value-type="string" calcext:value-type="string">
            <text:p>தமிழாக்கம்</text:p>
          </table:table-cell>
          <table:table-cell table:style-name="ce2" office:value-type="string" calcext:value-type="string">
            <text:p>கருத்து</text:p>
          </table:table-cell>
        </table:table-row>
        <table:table-row table:style-name="ro1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<text:a xlink:href="https://ta.futurecoder.io/" xlink:type="simple">எதிர்கால குறியீட்டாளர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இணையவழி பைத்தான் கற்கும் தளம்</text:p>
          </table:table-cell>
        </table:table-row>
        <table:table-row table:style-name="ro2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<text:a xlink:href="https://thonny.org/" xlink:type="simple">தோனி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பைத்தான் ஒருங்கிணைந்த வளர்ச்சி சூழல்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1">
          <table:table-cell table:style-name="ce4" office:value-type="string" calcext:value-type="string">
            <text:p>தேடல்-கருவி</text:p>
          </table:table-cell>
          <table:table-cell table:style-name="ce4" office:value-type="string" calcext:value-type="string">
            <text:p><text:a xlink:href="https://www.voidtools.com/downloads/" xlink:type="simple">எல்லாம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கணினில் கோப்பு தேட பயன்படும் கருவி</text:p>
          </table:table-cell>
        </table:table-row>
        <table:table-row table:style-name="ro1">
          <table:table-cell table:style-name="ce4" office:value-type="string" calcext:value-type="string">
            <text:p>தேடல்-கருவி</text:p>
          </table:table-cell>
          <table:table-cell table:style-name="ce4" office:value-type="string" calcext:value-type="string">
            <text:p><text:a xlink:href="https://www.listary.com/download" xlink:type="simple">இலக்கியவாதி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கணினில் கோப்பு தேடல் மற்றும் பல பயன்படும் கருவிகள்</text:p>
          </table:table-cell>
        </table:table-row>
        <table:table-row table:style-name="ro2">
          <table:table-cell table:style-name="ce4" office:value-type="string" calcext:value-type="string">
            <text:p>இடைநிலைப் பலகை நீட்டிப்பு</text:p>
          </table:table-cell>
          <table:table-cell table:style-name="ce4" office:value-type="string" calcext:value-type="string">
            <text:p><text:a xlink:href="https://ditto-cp.sourceforge.io/" xlink:type="simple">மேற்படியே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<text:span text:style-name="T1">மேற்படியே என்பது நிலையான சாளர இடைநிலைப் பலகை</text:span>க்கான நீட்டிப்பாகும். </text:p>
          </table:table-cell>
        </table:table-row>
        <table:table-row table:style-name="ro2">
          <table:table-cell table:style-name="ce4" office:value-type="string" calcext:value-type="string">
            <text:p>கோப்பு சேவையகம்</text:p>
          </table:table-cell>
          <table:table-cell table:style-name="ce4" office:value-type="string" calcext:value-type="string">
            <text:p><text:a xlink:href="https://filezilla-project.org/download.php?type=client" xlink:type="simple">கோப்புசில்லா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ஃப்.டி.பி சேவையக பயன்பாடுகள்</text:p>
          </table:table-cell>
        </table:table-row>
        <table:table-row table:style-name="ro1">
          <table:table-cell table:style-name="ce4" office:value-type="string" calcext:value-type="string">
            <text:p>களஞ்சியம்</text:p>
          </table:table-cell>
          <table:table-cell table:style-name="ce4" office:value-type="string" calcext:value-type="string">
            <text:p><text:a xlink:href="https://tortoisegit.org/download/" xlink:type="simple">ஆமைகிட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சாளர கிட் இடைமுகம்</text:p>
          </table:table-cell>
        </table:table-row>
        <table:table-row table:style-name="ro2">
          <table:table-cell table:style-name="ce4" office:value-type="string" calcext:value-type="string">
            <text:p>உறை திருத்தி</text:p>
          </table:table-cell>
          <table:table-cell table:style-name="ce4" office:value-type="string" calcext:value-type="string">
            <text:p><text:a xlink:href="https://cudatext.github.io/download.html" xlink:type="simple">குடாஉரை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3">
          <table:table-cell table:style-name="ce4" table:number-columns-repeated="4"/>
        </table:table-row>
        <table:table-row table:style-name="ro4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<text:a xlink:href="https://www.iniyatamil.com/Downloads" xlink:type="simple">இனிய தமிழ்</text:a></text:p>
          </table:table-cell>
          <table:table-cell table:style-name="ce4" office:value-type="string" calcext:value-type="string">
            <text:p>முத்துகருப்பன்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. ஆவணங்கள் எழுத்து வகை மாற்றி மற்றும் பல கருவிகள்</text:p>
          </table:table-cell>
        </table:table-row>
        <table:table-row table:style-name="ro2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<text:a xlink:href="https://www.azhagi.com/azhagi-free-apps-store.php" xlink:type="simple">அழகி+</text:a></text:p>
          </table:table-cell>
          <table:table-cell table:style-name="ce4" office:value-type="string" calcext:value-type="string">
            <text:p>விசுவநாதன்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</text:p>
          </table:table-cell>
        </table:table-row>
        <table:table-row table:style-name="ro2">
          <table:table-cell table:style-name="ce4" office:value-type="string" calcext:value-type="string">
            <text:p>கோப்பு சுருக்கி</text:p>
          </table:table-cell>
          <table:table-cell table:style-name="ce4" office:value-type="string" calcext:value-type="string">
            <text:p><text:a xlink:href="https://www.7-zip.org/download.html" xlink:type="simple">7-சுருக்கு</text:a></text:p>
          </table:table-cell>
          <table:table-cell table:style-name="ce4" office:value-type="string" calcext:value-type="string">
            <text:p><text:a xlink:href="https://thamizha.com/" xlink:type="simple">வி இளஞ்செழியன்</text:a></text:p>
          </table:table-cell>
          <table:table-cell table:style-name="ce4" office:value-type="string" calcext:value-type="string">
            <text:p><text:span text:style-name="T1">கோப்பு சுருக்கி. அனைத்து முறைமைகளுக்கும் கிடைக்கும் (சாளரங்கள், மேக், லினக்சு )</text:span></text:p>
          </table:table-cell>
        </table:table-row>
        <table:table-row table:style-name="ro2">
          <table:table-cell table:style-name="ce4" office:value-type="string" calcext:value-type="string">
            <text:p>உரை திருத்தி</text:p>
          </table:table-cell>
          <table:table-cell table:style-name="ce4" office:value-type="string" calcext:value-type="string">
            <text:p><text:a xlink:href="https://notepad-plus-plus.org/downloads/" xlink:type="simple">குறிப்பேடு++</text:a></text:p>
          </table:table-cell>
          <table:table-cell table:style-name="ce4" office:value-type="string" calcext:value-type="string">
            <text:p>குறிப்பேடு++ நிறுவனம்</text:p>
          </table:table-cell>
          <table:table-cell table:style-name="ce4" office:value-type="string" calcext:value-type="string">
            <text:p>எளிய உரைதிருத்தி (சாளரங்களுக்கு மட்டும்)</text:p>
          </table:table-cell>
        </table:table-row>
        <table:table-row table:style-name="ro2">
          <table:table-cell table:style-name="ce4" office:value-type="string" calcext:value-type="string">
            <text:p>பட திருத்தி</text:p>
          </table:table-cell>
          <table:table-cell table:style-name="ce4" office:value-type="string" calcext:value-type="string">
            <text:p><text:a xlink:href="http://dia-installer.de/download/index.html" xlink:type="simple">சித்திரம்</text:a></text:p>
          </table:table-cell>
          <table:table-cell table:style-name="ce4" office:value-type="string" calcext:value-type="string">
            <text:p>சித்திரம் நிறுவனம்</text:p>
          </table:table-cell>
          <table:table-cell table:style-name="ce4" office:value-type="string" calcext:value-type="string">
            <text:p>பட திருத்தி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4" office:value-type="string" calcext:value-type="string">
            <text:p>பட திருத்தி</text:p>
          </table:table-cell>
          <table:table-cell table:style-name="ce4" office:value-type="string" calcext:value-type="string">
            <text:p><text:a xlink:href="https://www.gimp.org/downloads/" xlink:type="simple">குபகைதி</text:a></text:p>
          </table:table-cell>
          <table:table-cell table:style-name="ce4" office:value-type="string" calcext:value-type="string">
            <text:p>குனு</text:p>
          </table:table-cell>
          <table:table-cell table:style-name="ce4" office:value-type="string" calcext:value-type="string">
            <text:p>பட திருத்தி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4" office:value-type="string" calcext:value-type="string">
            <text:p>பட திருத்தி</text:p>
          </table:table-cell>
          <table:table-cell table:style-name="ce4" office:value-type="string" calcext:value-type="string">
            <text:p><text:a xlink:href="https://inkscape.org/release/inkscape-1.2.2/" xlink:type="simple">மைசுமப்பவன்</text:a></text:p>
          </table:table-cell>
          <table:table-cell table:style-name="ce4" office:value-type="string" calcext:value-type="string">
            <text:p>மைசுமப்பவன்</text:p>
          </table:table-cell>
          <table:table-cell table:style-name="ce4" office:value-type="string" calcext:value-type="string">
            <text:p>பட திருத்தி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1">
          <table:table-cell table:style-name="ce4" office:value-type="string" calcext:value-type="string">
            <text:p>எஆவ</text:p>
          </table:table-cell>
          <table:table-cell table:style-name="ce4" office:value-type="string" calcext:value-type="string">
            <text:p><text:a xlink:href="https://www.sumatrapdfreader.org/download-free-pdf-viewer" xlink:type="simple">சுமத்ராஎஆவ</text:a></text:p>
          </table:table-cell>
          <table:table-cell table:style-name="ce4" office:value-type="string" calcext:value-type="string">
            <text:p>சுமத்ரா நிறுவனம்</text:p>
          </table:table-cell>
          <table:table-cell table:style-name="ce4" office:value-type="string" calcext:value-type="string">
            <text:p>எடுத்துசெல்லதக்க ஆவண வடிவம் படிக்கும் கருவி</text:p>
          </table:table-cell>
        </table:table-row>
        <table:table-row table:style-name="ro2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download.documentfoundation.org/libreoffice/portable/7.4.5/LibreOfficePortable_7.4.5_MultilingualAll.paf.exe" xlink:type="simple">விடுதலைஅலுவலகம்</text:a></text:p>
          </table:table-cell>
          <table:table-cell table:style-name="ce4" office:value-type="string" calcext:value-type="string">
            <text:p>விடுதலைஅலுவலக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1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www.openoffice.org/download/index.html" xlink:type="simple">அப்பாச்சி அலுவலகம்</text:a></text:p>
          </table:table-cell>
          <table:table-cell table:style-name="ce4" office:value-type="string" calcext:value-type="string">
            <text:p>அப்பாச்சி அலுவலக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1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www.office.com/" xlink:type="simple">நுண்மென் அலுவலகம்</text:a></text:p>
          </table:table-cell>
          <table:table-cell table:style-name="ce4" office:value-type="string" calcext:value-type="string">
            <text:p>நுண்மென் நிறுவன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1">
          <table:table-cell table:style-name="ce4" office:value-type="string" calcext:value-type="string">
            <text:p>வரவுசெலவு</text:p>
          </table:table-cell>
          <table:table-cell table:style-name="ce4" office:value-type="string" calcext:value-type="string">
            <text:p><text:a xlink:href="https://www.gnucash.org/download.phtml" xlink:type="simple">குனுபணம்</text:a></text:p>
          </table:table-cell>
          <table:table-cell table:style-name="ce4" office:value-type="string" calcext:value-type="string">
            <text:p>குனுபணம் நிறுவனம்</text:p>
          </table:table-cell>
          <table:table-cell table:style-name="ce4" office:value-type="string" calcext:value-type="string">
            <text:p>வரவு செலவு </text:p>
          </table:table-cell>
        </table:table-row>
        <table:table-row table:style-name="ro2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<text:a xlink:href="https://www.videolan.org/vlc/#download" xlink:type="simple">விஎல்சி</text:a></text:p>
          </table:table-cell>
          <table:table-cell table:style-name="ce4" office:value-type="string" calcext:value-type="string">
            <text:p>விஎல்சி நிறுவனம்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<text:a xlink:href="https://www.audacityteam.org/download/" xlink:type="simple">அடாசிட்டி</text:a></text:p>
          </table:table-cell>
          <table:table-cell table:style-name="ce4" office:value-type="string" calcext:value-type="string">
            <text:p>அடாசிட்டி நிறுவனம்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5" office:value-type="string" calcext:value-type="string">
            <text:p>ஊடக தகவல் திருத்தி</text:p>
          </table:table-cell>
          <table:table-cell table:style-name="ce5" office:value-type="string" calcext:value-type="string">
            <text:p><text:a xlink:href="https://www.mp3tag.de/en/download.html" xlink:type="simple">எம்பி3குறி</text:a></text:p>
          </table:table-cell>
          <table:table-cell table:style-name="ce5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எம்பி3குறி தகவல் திருத்தி</text:p>
          </table:table-cell>
        </table:table-row>
        <table:table-row table:style-name="ro3" table:number-rows-repeated="1048550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தாள்1.A1:தாள்1.D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ta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பக்கம்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1:08:13.578329423</meta:creation-date>
    <dc:date>2023-03-06T03:56:02.812000000</dc:date>
    <meta:editing-duration>PT9H11M</meta:editing-duration>
    <meta:editing-cycles>44</meta:editing-cycles>
    <meta:generator>LibreOffice/7.4.3.2$Windows_x86 LibreOffice_project/1048a8393ae2eeec98dff31b5c133c5f1d08b890</meta:generator>
    <meta:document-statistic meta:table-count="1" meta:cell-count="96" meta:object-count="0"/>
  </office:meta>
</office:document-meta>
</file>